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true" fo:min-height="6.577cm" fo:padding-top="0.508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top" draw:auto-grow-height="true" fo:min-height="10.91cm" fo:padding-top="0.508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top" draw:auto-grow-height="true" fo:min-height="15.241cm" fo:padding-top="0.508cm" fo:padding-bottom="0.13cm" fo:padding-left="0.25cm" fo:padding-right="0.25cm" fo:wrap-option="no-wrap" draw:shadow="hidden"/>
    </style:style>
    <style:style style:name="gr7" style:family="graphic" style:parent-style-name="standard">
      <style:graphic-properties draw:stroke="none" draw:fill="none" fo:min-height="12.391cm"/>
    </style:style>
    <style:style style:name="gr8" style:family="graphic" style:parent-style-name="standard">
      <style:graphic-properties draw:stroke="none" draw:fill="none" draw:fill-color="#ffffff" draw:textarea-horizontal-align="left" draw:textarea-vertical-align="top" draw:auto-grow-height="true" fo:min-height="8.986cm" fo:padding-top="0.508cm" fo:padding-bottom="0.13cm" fo:padding-left="0.25cm" fo:padding-right="0.25cm" fo:wrap-option="no-wrap" draw:shadow="hidden"/>
    </style:style>
    <style:style style:name="gr9" style:family="graphic" style:parent-style-name="standard">
      <style:graphic-properties draw:stroke="none" draw:fill="none" fo:min-height="3.814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graphic-properties draw:fill-color="#ffffff" draw:auto-grow-height="true" fo:min-height="12.573cm"/>
    </style:style>
    <style:style style:name="pr6" style:family="presentation" style:parent-style-name="Title1-notes">
      <style:graphic-properties draw:fill-color="#ffffff" draw:auto-grow-height="true" fo:min-height="8.553cm"/>
    </style:style>
    <style:style style:name="pr7" style:family="presentation" style:parent-style-name="Title1-notes">
      <style:graphic-properties draw:fill-color="#ffffff" fo:min-height="8.302cm"/>
    </style:style>
    <style:style style:name="pr8" style:family="presentation" style:parent-style-name="Title1-subtitle">
      <style:graphic-properties draw:fill-color="#ffffff" draw:auto-grow-height="true" fo:min-height="7.03cm"/>
    </style:style>
    <style:style style:name="pr9" style:family="presentation" style:parent-style-name="Title1-subtitle">
      <style:graphic-properties draw:fill-color="#ffffff" draw:auto-grow-height="true" fo:min-height="4.03cm"/>
    </style:style>
    <style:style style:name="pr10" style:family="presentation" style:parent-style-name="Title1-subtitle">
      <style:graphic-properties draw:fill-color="#ffffff" draw:auto-grow-height="true" fo:min-height="2.0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style:writing-mode="lr-tb"/>
    </style:style>
    <style:style style:name="P6" style:family="paragraph">
      <style:paragraph-properties fo:margin-left="0cm" fo:margin-right="0cm" fo:line-height="89%" text:enable-numbering="false" fo:text-indent="0cm" style:punctuation-wrap="hanging" style:line-break="strict"/>
    </style:style>
    <style:style style:name="P7" style:family="paragraph">
      <style:paragraph-properties fo:margin-left="0cm" fo:margin-right="0cm" fo:line-height="89%" text:enable-numbering="false" fo:text-indent="0cm" style:punctuation-wrap="hanging" style:line-break="strict" style:writing-mode="lr-tb"/>
    </style:style>
    <style:style style:name="P8" style:family="paragraph">
      <style:paragraph-properties fo:margin-left="0cm" fo:margin-right="0cm" fo:text-indent="0cm"/>
      <style:text-properties fo:font-family="'Courier New'" style:font-family-generic="modern" style:font-pitch="fixed" fo:font-size="18pt"/>
    </style:style>
    <style:style style:name="P9" style:family="paragraph">
      <style:paragraph-properties fo:margin-left="0cm" fo:margin-right="0cm" fo:text-indent="0cm"/>
      <style:text-properties fo:font-family="'Courier New'" style:font-family-generic="modern" style:font-pitch="fixed" fo:font-size="16pt"/>
    </style:style>
    <style:style style:name="T1" style:family="text">
      <style:text-properties fo:color="#4d4d4d" fo:font-size="32pt" style:font-size-asian="32pt" style:font-size-complex="32pt"/>
    </style:style>
    <style:style style:name="T2" style:family="text">
      <style:text-properties fo:color="#000000" fo:font-family="'Courier New'" style:font-family-generic="modern" style:font-pitch="fixed" fo:font-size="14pt" style:font-size-asian="14pt" style:font-size-complex="14pt"/>
    </style:style>
    <style:style style:name="T3" style:family="text">
      <style:text-properties fo:font-family="'Courier New'" style:font-family-generic="modern" style:font-pitch="fixed" fo:font-size="18pt"/>
    </style:style>
    <style:style style:name="T4" style:family="text">
      <style:text-properties fo:font-family="'Courier New'" style:font-family-generic="modern" style:font-pitch="fixed" fo:font-size="16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Gentle introduction to JBoss Rules</text:span></text:p>
          </draw:text-box>
        </draw:frame>
        <draw:frame presentation:style-name="pr2" draw:text-style-name="P4" draw:layer="layout" svg:width="21.801cm" svg:height="3.697cm" svg:x="1cm" svg:y="9cm" presentation:class="subtitle" presentation:user-transformed="true">
          <draw:text-box>
            <text:list text:style-name="L2">
              <text:list-item>
                <text:list>
                  <text:list-item>
                    <text:p text:style-name="P3">Features</text:p>
                  </text:list-item>
                </text:list>
              </text:list-item>
            </text:list>
            <text:list text:style-name="L2">
              <text:list-item>
                <text:list>
                  <text:list-item>
                    <text:p text:style-name="P3">Scope</text:p>
                  </text:list-item>
                </text:list>
              </text:list-item>
            </text:list>
            <text:list text:style-name="L2">
              <text:list-item>
                <text:list>
                  <text:list-item>
                    <text:p text:style-name="P3">Lab</text:p>
                  </text:list-item>
                </text:list>
              </text:list-item>
            </text:list>
            <text:list text:style-name="L2">
              <text:list-item>
                <text:list>
                  <text:list-item>
                    <text:p text:style-name="P3"/>
                  </text:list-item>
                </text:list>
              </text:list-item>
            </text:list>
          </draw:text-box>
        </draw:frame>
        <presentation:notes draw:style-name="dp2">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1.5cm" svg:y="1.694cm" presentation:class="title" presentation:user-transformed="true">
          <draw:text-box>
            <text:p text:style-name="P1">How it fits in</text:p>
          </draw:text-box>
        </draw:frame>
        <draw:frame presentation:style-name="pr5"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presentation:placeholder="true">
            <draw:text-box/>
          </draw:frame>
        </presentation:notes>
      </draw:page>
      <draw:page draw:name="page3" draw:style-name="dp3" draw:master-page-name="Title1" presentation:presentation-page-layout-name="AL1T0">
        <draw:frame presentation:style-name="pr4" draw:text-style-name="P1" draw:layer="layout" svg:width="21.801cm" svg:height="2.806cm" svg:x="2cm" svg:y="2cm" presentation:class="title" presentation:user-transformed="true">
          <draw:text-box>
            <text:p text:style-name="P1">JBoss Rules architecture</text:p>
          </draw:text-box>
        </draw:frame>
        <draw:frame presentation:style-name="pr5"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3" presentation:class="page"/>
          <draw:frame presentation:style-name="pr7" draw:layer="layout" svg:width="21.907cm" svg:height="8.302cm" svg:x="1.882cm" svg:y="9.087cm" presentation:class="notes" presentation:placeholder="true">
            <draw:text-box/>
          </draw:frame>
        </presentation:notes>
      </draw:page>
      <draw:page draw:name="page4"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A silly scenario to solve</text:p>
          </draw:text-box>
        </draw:frame>
        <draw:frame presentation:style-name="pr8" draw:text-style-name="P1" draw:layer="layout" svg:width="22.859cm" svg:height="7.03cm" svg:x="1.27cm" svg:y="10cm" presentation:class="subtitle" presentation:user-transformed="true">
          <draw:text-box>
            <text:p text:style-name="P1">We have 2 domain classes</text:p>
            <text:p text:style-name="P1">And a problem to solve</text:p>
          </draw:text-box>
        </draw:frame>
        <draw:g>
          <draw:g>
            <draw:custom-shape draw:style-name="gr2" draw:text-style-name="P5" draw:layer="layout" svg:width="20.077cm" svg:height="5.095cm" svg:x="1.923cm" svg:y="4.5cm">
              <text:p text:style-name="P1"/>
              <draw:enhanced-geometry svg:viewBox="0 0 20081 3153" draw:type="non-primitive" draw:enhanced-path="M 20080 3152 L 0 3152 0 201 1297 0 20080 0 20080 3152 N"/>
            </draw:custom-shape>
            <draw:custom-shape draw:style-name="gr3" draw:text-style-name="P5" draw:layer="layout" svg:width="1.295cm" svg:height="0.312cm" svg:x="1.923cm" svg:y="4.5cm">
              <text:p text:style-name="P1"/>
              <draw:enhanced-geometry svg:viewBox="0 0 1298 195" draw:type="non-primitive" draw:enhanced-path="M 1297 0 L 955 194 C 632 168 646 182 0 194 L 1297 0 N"/>
            </draw:custom-shape>
          </draw:g>
          <draw:custom-shape draw:style-name="gr4" draw:text-style-name="P7" draw:layer="layout" svg:width="19.187cm" svg:height="7.215cm" svg:x="2.39cm" svg:y="4.785cm">
            <text:p text:style-name="P6"><text:span text:style-name="T2">public class Student {</text:span></text:p>
            <text:p text:style-name="P6"><text:span text:style-name="T2"><text:s text:c="4"/></text:span><text:span text:style-name="T2">private String name;</text:span></text:p>
            <text:p text:style-name="P6"><text:span text:style-name="T2"><text:s text:c="4"/></text:span><text:span text:style-name="T2">private List modules; ...</text:span></text:p>
            <text:p text:style-name="P6"><text:span text:style-name="T2"/></text:p>
            <text:p text:style-name="P6"><text:span text:style-name="T2">public Class Module {</text:span></text:p>
            <text:p text:style-name="P6"><text:span text:style-name="T2"><text:s text:c="4"/></text:span><text:span text:style-name="T2">private String name;</text:span></text:p>
            <text:p text:style-name="P6"><text:span text:style-name="T2"><text:s text:c="4"/></text:span><text:span text:style-name="T2">private String studentName;</text:span></text:p>
            <text:p text:style-name="P6"><text:span text:style-name="T2"><text:s text:c="4"/></text:span><text:span text:style-name="T2">private int score; ...</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4" presentation:class="page"/>
          <draw:frame presentation:style-name="pr6" draw:text-style-name="P1" draw:layer="layout" svg:width="21.907cm" svg:height="8.553cm" svg:x="1.882cm" svg:y="9.087cm" presentation:class="notes">
            <draw:text-box>
              <text:p text:style-name="P1">Lets backup and look at an almost realistic problem to solve (it is oversimplified, and obviously you would need more then just this to justify a rule engine !).</text:p>
              <text:p text:style-name="P1"/>
              <text:p text:style-name="P1">Imagine we have these domain objects, Student and Module.</text:p>
              <text:p text:style-name="P1"/>
              <text:p text:style-name="P1">Requirement: </text:p>
              <text:p text:style-name="P1">We have two classes - Student and Module. Module represents each of the courses the Student attended for that semester, referenced by the List collection. At the end of the semester each Module has a score. If the Student has a Module score below 40 then they will fail that semester - the existential quantifier can be used used with the "less than 40" open proposition to check for the existence of a Module that is true for the specified criteria.</text:p>
              <text:p text:style-name="P1"/>
              <text:p text:style-name="P1">Also note that the cut off score may change, or perhaps the number of low scores may be involved (its a fluid problem, as school policy changes). Some other odd sounding conditions may be thrown in as well. Perhaps it may involve the number of other students failing ??</text:p>
            </draw:text-box>
          </draw:frame>
        </presentation:notes>
      </draw:page>
      <draw:page draw:name="page5" draw:style-name="dp3" draw:master-page-name="Title1" presentation:presentation-page-layout-name="AL1T0">
        <draw:frame presentation:style-name="pr4" draw:text-style-name="P1" draw:layer="layout" svg:width="21.801cm" svg:height="2.806cm" svg:x="1.5cm" svg:y="2cm" presentation:class="title" presentation:user-transformed="true">
          <draw:text-box>
            <text:p text:style-name="P1">We could do it in java</text:p>
          </draw:text-box>
        </draw:frame>
        <draw:frame presentation:style-name="pr9" draw:text-style-name="P1" draw:layer="layout" svg:width="22.859cm" svg:height="4.03cm" svg:x="1.27cm" svg:y="13cm" presentation:class="subtitle" presentation:user-transformed="true">
          <draw:text-box>
            <text:p text:style-name="P1">Not pretty...</text:p>
            <text:p text:style-name="P1">Now imagine it after the dean has changed his mind 15 times...</text:p>
          </draw:text-box>
        </draw:frame>
        <draw:g>
          <draw:g>
            <draw:custom-shape draw:style-name="gr2" draw:text-style-name="P5" draw:layer="layout" svg:width="20.077cm" svg:height="8.084cm" svg:x="1.924cm" svg:y="4.5cm">
              <text:p text:style-name="P1"/>
              <draw:enhanced-geometry svg:viewBox="0 0 20081 3153" draw:type="non-primitive" draw:enhanced-path="M 20080 3152 L 0 3152 0 201 1297 0 20080 0 20080 3152 N"/>
            </draw:custom-shape>
            <draw:custom-shape draw:style-name="gr3" draw:text-style-name="P5" draw:layer="layout" svg:width="1.295cm" svg:height="0.495cm" svg:x="1.924cm" svg:y="4.5cm">
              <text:p text:style-name="P1"/>
              <draw:enhanced-geometry svg:viewBox="0 0 1298 195" draw:type="non-primitive" draw:enhanced-path="M 1297 0 L 955 194 C 632 168 646 182 0 194 L 1297 0 N"/>
            </draw:custom-shape>
          </draw:g>
          <draw:custom-shape draw:style-name="gr5" draw:text-style-name="P7" draw:layer="layout" svg:width="19.187cm" svg:height="11.548cm" svg:x="2.391cm" svg:y="4.952cm">
            <text:p text:style-name="P6"><text:span text:style-name="T2">List failedStudents = new ArrayList();</text:span></text:p>
            <text:p text:style-name="P6"><text:span text:style-name="T2"/></text:p>
            <text:p text:style-name="P6"><text:span text:style-name="T2">for ( Iterator studentIter = students.iterator(); studentIter.hasNext() {</text:span></text:p>
            <text:p text:style-name="P6"><text:span text:style-name="T2"><text:s text:c="4"/></text:span><text:span text:style-name="T2">Student student = ( Student ) studentIter.next();</text:span></text:p>
            <text:p text:style-name="P6"><text:span text:style-name="T2"><text:s text:c="4"/></text:span><text:span text:style-name="T2">for ( Iterator it = student.getModules.iterator(); it.hasNext(); ) {</text:span></text:p>
            <text:p text:style-name="P6"><text:span text:style-name="T2"><text:s text:c="8"/></text:span><text:span text:style-name="T2">Module module = ( Module ) it.next();</text:span></text:p>
            <text:p text:style-name="P6"><text:span text:style-name="T2"><text:s text:c="8"/></text:span><text:span text:style-name="T2">if ( module.getScore() &lt; 40 <text:s/>) {</text:span></text:p>
            <text:p text:style-name="P6"><text:span text:style-name="T2"><text:s text:c="12"/></text:span><text:span text:style-name="T2">failedStudents.add( student ) ;</text:span></text:p>
            <text:p text:style-name="P6"><text:span text:style-name="T2"><text:s text:c="12"/></text:span><text:span text:style-name="T2">break;</text:span></text:p>
            <text:p text:style-name="P6"><text:span text:style-name="T2"><text:s text:c="8"/></text:span><text:span text:style-name="T2">}</text:span></text:p>
            <text:p text:style-name="P6"><text:span text:style-name="T2"><text:s text:c="4"/></text:span><text:span text:style-name="T2">}</text:span></text:p>
            <text:p text:style-name="P6"><text:span text:style-name="T2">}</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5" presentation:class="page"/>
          <draw:frame presentation:style-name="pr6" draw:text-style-name="P1" draw:layer="layout" svg:width="21.907cm" svg:height="8.553cm" svg:x="1.882cm" svg:y="9.087cm" presentation:class="notes">
            <draw:text-box>
              <text:p text:style-name="P1">This is a none to smart way to solve it in java with nested loops (yes java isn't the prettiest language in the world here).</text:p>
              <text:p text:style-name="P1"/>
              <text:p text:style-name="P1">Obviously the cut off mark “40” surely would not be hard coded here. Would look it up from a database or config file somehow. </text:p>
              <text:p text:style-name="P1">So thats an added complication already.</text:p>
              <text:p text:style-name="P1"/>
              <text:p text:style-name="P1">Lots of business logic can end up looking like this. Typically though, more “business specific” type values, like account codes like “C084-d” are thrown into the mix etc.</text:p>
            </draw:text-box>
          </draw:frame>
        </presentation:notes>
      </draw:page>
      <draw:page draw:name="page6"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We could do it in SQL</text:p>
          </draw:text-box>
        </draw:frame>
        <draw:frame presentation:style-name="pr10" draw:text-style-name="P1" draw:layer="layout" svg:width="22.859cm" svg:height="2.03cm" svg:x="1.5cm" svg:y="16cm" presentation:class="subtitle" presentation:user-transformed="true">
          <draw:text-box>
            <text:p text:style-name="P1">Better...</text:p>
          </draw:text-box>
        </draw:frame>
        <draw:g>
          <draw:g>
            <draw:custom-shape draw:style-name="gr2" draw:text-style-name="P5" draw:layer="layout" svg:width="20.077cm" svg:height="11.115cm" svg:x="2.5cm" svg:y="5cm">
              <text:p text:style-name="P1"/>
              <draw:enhanced-geometry svg:viewBox="0 0 20081 3153" draw:type="non-primitive" draw:enhanced-path="M 20080 3152 L 0 3152 0 201 1297 0 20080 0 20080 3152 N"/>
            </draw:custom-shape>
            <draw:custom-shape draw:style-name="gr3" draw:text-style-name="P5" draw:layer="layout" svg:width="1.295cm" svg:height="0.681cm" svg:x="2.5cm" svg:y="5cm">
              <text:p text:style-name="P1"/>
              <draw:enhanced-geometry svg:viewBox="0 0 1298 195" draw:type="non-primitive" draw:enhanced-path="M 1297 0 L 955 194 C 632 168 646 182 0 194 L 1297 0 N"/>
            </draw:custom-shape>
          </draw:g>
          <draw:custom-shape draw:style-name="gr6" draw:text-style-name="P7" draw:layer="layout" svg:width="19.187cm" svg:height="15.879cm" svg:x="2.967cm" svg:y="5.621cm">
            <text:p text:style-name="P6"><text:span text:style-name="T2"/></text:p>
            <draw:enhanced-geometry svg:viewBox="0 0 21600 21600" draw:type="mso-spt202" draw:enhanced-path="M 0 0 L 21600 0 21600 21600 0 21600 0 0 Z N"/>
          </draw:custom-shape>
        </draw:g>
        <draw:frame draw:style-name="gr7" draw:text-style-name="P8" draw:layer="layout" svg:width="12.681cm" svg:height="12.641cm" svg:x="6.319cm" svg:y="5.359cm">
          <draw:text-box>
            <text:p text:style-name="P8"><text:span text:style-name="T3">select </text:span></text:p>
            <text:p text:style-name="P8"><text:span text:style-name="T3"><text:s text:c="4"/></text:span><text:span text:style-name="T3">* </text:span></text:p>
            <text:p text:style-name="P8"><text:span text:style-name="T3">from </text:span></text:p>
            <text:p text:style-name="P8"><text:span text:style-name="T3"><text:s text:c="4"/></text:span><text:span text:style-name="T3">Students s </text:span></text:p>
            <text:p text:style-name="P8"><text:span text:style-name="T3">where exists ( <text:s/></text:span></text:p>
            <text:p text:style-name="P8"><text:span text:style-name="T3"><text:s text:c="4"/></text:span><text:span text:style-name="T3">select </text:span></text:p>
            <text:p text:style-name="P8"><text:span text:style-name="T3"><text:s text:c="8"/></text:span><text:span text:style-name="T3">* </text:span></text:p>
            <text:p text:style-name="P8"><text:span text:style-name="T3"><text:s text:c="4"/></text:span><text:span text:style-name="T3">from </text:span></text:p>
            <text:p text:style-name="P8"><text:span text:style-name="T3"><text:s text:c="8"/></text:span><text:span text:style-name="T3">Modules m </text:span></text:p>
            <text:p text:style-name="P8"><text:span text:style-name="T3"><text:s text:c="4"/></text:span><text:span text:style-name="T3">where </text:span></text:p>
            <text:p text:style-name="P8"><text:span text:style-name="T3"><text:s text:c="8"/></text:span><text:span text:style-name="T3">m.student_name = s.name and </text:span></text:p>
            <text:p text:style-name="P8"><text:span text:style-name="T3"><text:s text:c="8"/></text:span><text:span text:style-name="T3">m.score &lt; 40 </text:span></text:p>
            <text:p text:style-name="P8"><text:span text:style-name="T3">)</text:span></text:p>
          </draw:text-box>
        </draw:frame>
        <presentation:notes draw:style-name="dp2">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With a suitable Database schema, and all the data in the database, we can do this with SQL. </text:p>
              <text:p text:style-name="P1"/>
              <text:p text:style-name="P1">The SQL is shown in this way to show that SQL now has support for First Order Logic (FOL) concepts like <text:s/>“exists”. </text:p>
              <text:p text:style-name="P1">There may be other ways do this with joins (up to students to think about this if they are SQL mavens !).</text:p>
              <text:p text:style-name="P1"/>
              <text:p text:style-name="P1">So this looks much better. Mostly the reason for this is that SQL is declarative, and was designed to have a human friendly syntax (some would debate this). SQL was originally “Structured English Query Language”. </text:p>
              <text:p text:style-name="P1"/>
              <text:p text:style-name="P1">SQL is probably most peoples closest experience of declarative programming in the real world.</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And now with rules</text:p>
          </draw:text-box>
        </draw:frame>
        <draw:frame presentation:style-name="pr9" draw:text-style-name="P1" draw:layer="layout" svg:width="22.859cm" svg:height="4.03cm" svg:x="1.27cm" svg:y="13cm" presentation:class="subtitle" presentation:user-transformed="true">
          <draw:text-box>
            <text:p text:style-name="P1">Much nicer</text:p>
            <text:p text:style-name="P1">Using First Order Logic</text:p>
          </draw:text-box>
        </draw:frame>
        <draw:g>
          <draw:g>
            <draw:custom-shape draw:style-name="gr2" draw:text-style-name="P5" draw:layer="layout" svg:width="21.499cm" svg:height="6.736cm" svg:x="1.5cm" svg:y="5cm">
              <text:p text:style-name="P1"/>
              <draw:enhanced-geometry svg:viewBox="0 0 20081 3153" draw:type="non-primitive" draw:enhanced-path="M 20080 3152 L 0 3152 0 201 1297 0 20080 0 20080 3152 N"/>
            </draw:custom-shape>
            <draw:custom-shape draw:style-name="gr3" draw:text-style-name="P5" draw:layer="layout" svg:width="1.387cm" svg:height="0.413cm" svg:x="1.5cm" svg:y="5cm">
              <text:p text:style-name="P1"/>
              <draw:enhanced-geometry svg:viewBox="0 0 1298 195" draw:type="non-primitive" draw:enhanced-path="M 1297 0 L 955 194 C 632 168 646 182 0 194 L 1297 0 N"/>
            </draw:custom-shape>
          </draw:g>
          <draw:custom-shape draw:style-name="gr8" draw:text-style-name="P7" draw:layer="layout" svg:width="20.546cm" svg:height="9.624cm" svg:x="2cm" svg:y="5.376cm">
            <text:p text:style-name="P6"><text:span text:style-name="T2"/></text:p>
            <draw:enhanced-geometry svg:viewBox="0 0 21600 21600" draw:type="mso-spt202" draw:enhanced-path="M 0 0 L 21600 0 21600 21600 0 21600 0 0 Z N"/>
          </draw:custom-shape>
        </draw:g>
        <draw:frame draw:style-name="gr9" draw:text-style-name="P9" draw:layer="layout" svg:width="25.804cm" svg:height="4.064cm" svg:x="1.696cm" svg:y="6.014cm">
          <draw:text-box>
            <text:p text:style-name="P9"><text:span text:style-name="T4">rule </text:span></text:p>
            <text:p text:style-name="P9"><text:span text:style-name="T4"><text:s/></text:span><text:span text:style-name="T4">when</text:span></text:p>
            <text:p text:style-name="P9"><text:span text:style-name="T4"><text:s text:c="2"/></text:span><text:span text:style-name="T4">exists( $student : Student() </text:span></text:p>
            <text:p text:style-name="P9"><text:span text:style-name="T4"><text:tab/></text:span><text:span text:style-name="T4"><text:tab/></text:span><text:span text:style-name="T4">&amp;&amp; Module( student == $student, score &lt; 40 ) )</text:span></text:p>
            <text:p text:style-name="P9"><text:span text:style-name="T4"/></text:p>
          </draw:text-box>
        </draw:frame>
        <presentation:notes draw:style-name="dp2">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
              <text:p text:style-name="P1"/>
              <text:p text:style-name="P1"/>
              <text:p text:style-name="P1"/>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02T17:38:31</dc:date>
    <meta:print-date>2004-07-17T20:26:04</meta:print-date>
    <dc:language>en-US</dc:language>
    <meta:editing-cycles>358</meta:editing-cycles>
    <meta:editing-duration>P2DT16H4M12S</meta:editing-duration>
    <meta:user-defined meta:name="Info 1"/>
    <meta:user-defined meta:name="Info 2"/>
    <meta:user-defined meta:name="Info 3"/>
    <meta:user-defined meta:name="Info 4"/>
    <meta:document-statistic meta:object-count="108"/>
  </office:meta>
</office:document-meta>
</file>